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dertowTestServer.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dertowTestServ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spatcherServletInstanceFactory.DispatcherServletInstanceFactory( WebApplicationContext wa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InstanceFactory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lterInstanceFactory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ndertowTestServer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InstanceFactory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ispatcherServletInstanc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TestServer.deployConfig( WebApplicationContext wac , Filter ... filter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FilterInstanceFactory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ilterInstance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TestServer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ndertowTestServer.undeploy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dertowTestServer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terInstanceFactory.FilterInstanceFactory( Filter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